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VELAZCO CHAMBILLA, RENE UBALD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70277377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LI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MARQUEZ BRAVO, GUMERCIND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932111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6/10/2021 </text:span><text:span text:style-name="T5"><text:s/></text:span></text:p>
          </table:table-cell>
          <table:table-cell table:style-name="Tabla1.C3" office:value-type="string">
            <text:p text:style-name="P22"><text:span text:style-name="T7">DI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TERRESTRE </text:p>
          </table:table-cell>
          <table:table-cell table:style-name="Tabla1.E3" table:number-rows-spanned="3" office:value-type="string">
            <text:p text:style-name="P19">26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2 - Trans. Aer. Caja Patos Criollos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2</text:p>
          </table:table-cell>
          <table:table-cell table:style-name="Tableau1.D2" office:value-type="string">
            <text:p text:style-name="P12">2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5/10/2021</text:p>
          </table:table-cell>
          <table:table-cell table:style-name="Tabla2.A2" office:value-type="string">
            <text:p text:style-name="P7">872610</text:p>
          </table:table-cell>
          <table:table-cell table:style-name="Tabla2.A2" office:value-type="string">
            <text:p text:style-name="P7">7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USANA CARRION</text:p>
          </table:table-cell>
          <table:table-cell table:style-name="Tabla3.A2" office:value-type="string">
            <text:p text:style-name="P20">PATOS BB</text:p>
          </table:table-cell>
          <table:table-cell table:style-name="Tabla3.A2" office:value-type="string">
            <text:p text:style-name="P20">2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7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5T23:27:15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